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c23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.27cm" svg:height="1.27cm" svg:x="3.55cm" svg:y="9.23cm">
          <text:p/>
        </draw:circle>
        <draw:ellipse draw:style-name="gr2" draw:text-style-name="P1" draw:layer="layout" svg:width="0.995cm" svg:height="1.029cm" svg:x="5.59cm" svg:y="7.499cm">
          <text:p/>
        </draw:ellipse>
        <draw:circle draw:style-name="gr1" draw:text-style-name="P1" draw:layer="layout" svg:width="1.27cm" svg:height="1.27cm" svg:x="7.38cm" svg:y="9.23cm">
          <text:p/>
        </draw:circle>
        <draw:circle draw:style-name="gr1" draw:text-style-name="P1" draw:layer="layout" svg:width="1.27cm" svg:height="1.27cm" svg:x="5.445cm" svg:y="4.94cm">
          <text:p/>
        </draw:circle>
        <draw:line draw:style-name="gr3" draw:text-style-name="P1" draw:layer="layout" svg:x1="4.613cm" svg:y1="9.408cm" svg:x2="5.65cm" svg:y2="8.257cm">
          <text:p/>
        </draw:line>
        <draw:line draw:style-name="gr3" draw:text-style-name="P1" draw:layer="layout" svg:x1="7.56cm" svg:y1="9.419cm" svg:x2="6.523cm" svg:y2="8.268cm">
          <text:p/>
        </draw:line>
        <draw:line draw:style-name="gr3" draw:text-style-name="P1" draw:layer="layout" svg:x1="6.104cm" svg:y1="7.509cm" svg:x2="6.104cm" svg:y2="6.212cm">
          <text:p/>
        </draw:line>
        <draw:frame draw:style-name="gr4" draw:text-style-name="P2" draw:layer="layout" svg:width="0.908cm" svg:height="0.878cm" svg:x="5.655cm" svg:y="7.57cm">
          <draw:text-box>
            <text:p><text:span text:style-name="T1">N</text:span></text:p>
          </draw:text-box>
        </draw:frame>
        <draw:frame draw:style-name="gr4" draw:text-style-name="P2" draw:layer="layout" svg:width="0.908cm" svg:height="0.878cm" svg:x="5.66cm" svg:y="5.105cm">
          <draw:text-box>
            <text:p><text:span text:style-name="T1">H</text:span></text:p>
          </draw:text-box>
        </draw:frame>
        <draw:frame draw:style-name="gr4" draw:text-style-name="P2" draw:layer="layout" svg:width="0.908cm" svg:height="0.878cm" svg:x="7.605cm" svg:y="9.44cm">
          <draw:text-box>
            <text:p><text:span text:style-name="T1">H</text:span></text:p>
          </draw:text-box>
        </draw:frame>
        <draw:frame draw:style-name="gr4" draw:text-style-name="P2" draw:layer="layout" svg:width="0.908cm" svg:height="0.878cm" svg:x="3.705cm" svg:y="9.44cm">
          <draw:text-box>
            <text:p><text:span text:style-name="T1">H</text:span></text:p>
          </draw:text-box>
        </draw:frame>
        <draw:frame draw:style-name="gr4" draw:text-style-name="P4" draw:layer="layout" svg:width="0.892cm" svg:height="0.826cm" svg:x="5.735cm" svg:y="8.291cm">
          <draw:text-box>
            <text:p text:style-name="P3"><text:span text:style-name="T2">s</text:span><text:span text:style-name="T3">N</text:span></text:p>
          </draw:text-box>
        </draw:frame>
        <draw:frame draw:style-name="gr4" draw:text-style-name="P4" draw:layer="layout" svg:width="0.879cm" svg:height="0.826cm" svg:x="4.735cm" svg:y="9.491cm">
          <draw:text-box>
            <text:p text:style-name="P3"><text:span text:style-name="T2">s</text:span><text:span text:style-name="T3">B</text:span></text:p>
          </draw:text-box>
        </draw:frame>
        <draw:frame draw:style-name="gr4" draw:text-style-name="P4" draw:layer="layout" svg:width="0.892cm" svg:height="0.826cm" svg:x="6.636cm" svg:y="9.491cm">
          <draw:text-box>
            <text:p text:style-name="P3"><text:span text:style-name="T2">s</text:span><text:span text:style-name="T3">C</text:span></text:p>
          </draw:text-box>
        </draw:frame>
        <draw:frame draw:style-name="gr4" draw:text-style-name="P4" draw:layer="layout" svg:width="0.879cm" svg:height="0.826cm" svg:x="6.036cm" svg:y="5.921cm">
          <draw:text-box>
            <text:p text:style-name="P3"><text:span text:style-name="T2">s</text:span><text:span text:style-name="T3">A</text:span></text:p>
          </draw:text-box>
        </draw:frame>
        <draw:frame draw:style-name="gr4" draw:text-style-name="P5" draw:layer="layout" svg:width="5.133cm" svg:height="0.806cm" svg:x="3.675cm" svg:y="10.56cm">
          <draw:text-box>
            <text:p text:style-name="P5"><text:span text:style-name="T4">Nitrogen out of pla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3-10T10:07:19</meta:creation-date>
    <dc:date>2009-03-10T10:29:38</dc:date>
    <dc:creator>Jussi Eloranta</dc:creator>
    <meta:editing-duration>PT00H22M22S</meta:editing-duration>
    <meta:editing-cycles>8</meta:editing-cycles>
    <meta:generator>OpenOffice.org/3.0$Unix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